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Í</text:p>
          </table:table-cell>
          <table:table-cell table:style-name="ce1" office:value-type="string" calcext:value-type="string">
            <text:p>J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Ó</text:p>
          </table:table-cell>
          <table:table-cell table:style-name="ce1" office:value-type="string" calcext:value-type="string">
            <text:p>Ő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Ü</text:p>
          </table:table-cell>
          <table:table-cell table:style-name="ce1" office:value-type="string" calcext:value-type="string">
            <text:p>Ű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Ú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Ö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?</text:p>
          </table:table-cell>
          <table:table-cell table:style-name="ce1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1, B7, A8, D10, B6, A5, B9, D10, A2, B6, C8, B6, D10, D6, B5, B1, B9, C8, B5, D1, D10, 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D7, B8, A7, A1, D10, B6, B8, B6, C8, C8, D10, A7, A9, D10, B6, B8, B3, D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00.00.00</text:date>, <text:time style:data-style-name="N2" text:time-value="20:02:21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9T18:55:33.612000000</meta:creation-date>
    <dc:date>2022-03-29T20:02:56.184000000</dc:date>
    <meta:editing-duration>PT43M31S</meta:editing-duration>
    <meta:editing-cycles>5</meta:editing-cycles>
    <meta:generator>LibreOffice/6.4.4.2$Windows_X86_64 LibreOffice_project/3d775be2011f3886db32dfd395a6a6d1ca2630ff</meta:generator>
    <meta:document-statistic meta:table-count="1" meta:cell-count="55" meta:object-count="0"/>
  </office:meta>
</office:document-meta>
</file>